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SCOBAR CRUZ, JORGE LUI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724615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ALCEDO CASTAÑEDA, RICARDO BRUN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180377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0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47246151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4 - Trans. Aer. Caja Gallinas Ponedoras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19/10/2021</text:p>
          </table:table-cell>
          <table:table-cell table:style-name="Tabla2.A2" office:value-type="string">
            <text:p text:style-name="P7">842</text:p>
          </table:table-cell>
          <table:table-cell table:style-name="Tabla2.A2" office:value-type="string">
            <text:p text:style-name="P7">18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HUMBERTO BAZÁN</text:p>
          </table:table-cell>
          <table:table-cell table:style-name="Tabla3.A2" office:value-type="string">
            <text:p text:style-name="P20">GALLINA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21:55:2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